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Subtitle">
      <style:paragraph-properties fo:margin-top="0in" fo:margin-bottom="0.139in" loext:contextual-spacing="false" fo:line-height="100%" fo:text-align="justify" style:justify-single-word="false"/>
    </style:style>
    <style:style style:name="P3" style:family="paragraph" style:parent-style-name="Title" style:master-page-name="Standard">
      <style:paragraph-properties fo:margin-top="0in" fo:margin-bottom="0.0417in" loext:contextual-spacing="false" style:page-number="1"/>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o8sdl8ro494l"/>Wycieki z sezonu ósmego</text:p>
      <text:p text:style-name="P2"><text:bookmark text:name="_p1fuar2vubo8"/>Oraz z generacji piątej</text:p>
      <text:p text:style-name="P1">Witajcie! Pewnie wielu z Was już słyszało o tym, że skradziono i upubliczniono pewne informacje odnośnie generacji piątej taboretów oraz osiem odcinków i streszczenie sezonu ósmego. Zapoznałam się z nimi i zamierzam im poświęcić ten artykuł. W sposób możliwie bezspoilerowy. Co prawda, niektórzy mogą uważać to za niemoralne, ponieważ owe materiały trafiły do Internetu w sposób nielegalny, dlatego zacznę od rozpatrzenia tej kwestii od strony moralnej.</text:p>
      <text:p text:style-name="P1">Zgadzam się, że oglądanie tych wycieków w pewnym sensie jest niemoralne, ale nie bardziej niż oglądanie odcinków na Dailymotion czy Youtube. Dlaczego? Hasbro na tym generalnie nie traci. Hasbro zarabia na sprzedaży zabawek, a nie na tym, że ktoś ogląda ich serial. Co prawda, jest to ze sobą powiązane, ale to, że bronies obejrzą odcinek z innego źródła niż oficjalne, nie wpłynie na to, czy kupią zabawki. A małe dziewczynki wycieków raczej nie oglądają.</text:p>
      <text:p text:style-name="P1">Powstały nawet teorie, że to samo Hasbro wypuściło przedwcześnie te materiały. Osobiście w to wątpię, chyba że zatrudniają rosyjskich hakerów, bo to podobno ich dzieło. Niemniej jednak byłby to raczej zły krok marketingowy, ponieważ pokazuje, jak ta firma ma niesamowicie słabe zabezpieczenia. Jeszcze jakby to było jedno włamanie… Ale było ich więcej.</text:p>
      <text:p text:style-name="P1">W pewnym sensie te wycieki mogą nawet Hasbro pomóc. Jak wspominałam już wcześniej, nie mają one żadnych wpływów na zyski z grupy docelowej, ale bronies to skomplikowane bestie. Bronies to stworzenia marudne i niechętne zmianom. Za każdym razem, kiedy serial wprowadzi coś nowego – Twilicorn, inny alikorn, Starlight, coś czego nie było w sezonie pierwszym – pojawiają się płacze, że serial to już nie to samo, co kiedyś, stoczył się, zmienił w komerchę i w ogóle. Wtedy następuje masowa fala odchodzęzfandomuizmu. Mija parę miesięcy i wszystko się uspokaja, a wielcy wrogowie zmian w wielu przypadkach się do nich przekonują. Ile dzisiaj mamy zaciekłych wrogów Twilicorna? Niewielu.</text:p>
      <text:p text:style-name="P1">Sądzę, że podobne zjawisko zajdzie w przypadku generacji 5. Fani zdążą się oswoić, że to będą inne bohaterki, lecz z podobnym wyglądem i tymi samymi imionami. Czas działa tu na korzyść Hasbro, tak samo jak w przypadku Twilicorna. Teraz fandom się podzielił na tych, którym się to podoba, i tych, dla których nie do pomyślenia są Pyra Sparkle i AJ, która nie jest ze wsi. Do tego Flutterrożec i Pinkie Wing. W dodatku pewnie będzie inny styl kreski, a animacja nie powstanie w tym dziadowskim Flashu. Gdyby G4 było rysowane w Paincie i animowane przy pomocy kalkulatora, to fandom i tak by narzekał podczas zmian.</text:p>
      <text:p text:style-name="P1">Hasbro prawdopodobnie nie ustaliło jeszcze ostatecznej wersji projektów Mane 6 2.0, bo pojawiło się parę propozycji. Wiele z nich wygląda naprawdę wspaniale. Przynajmniej według mnie. Kucyki są smuklejsze i wyglądają dużo zgrabniej. Osobiście zawsze uważałam projekty Lauren Faust za sympatyczne, ale nieco pokraczne. Te podobają mi się dużo bardziej. To chyba kwestia tego, że nie lubię konikowych klusek.</text:p>
      <text:p text:style-name="P1">Ale zanim powstanie generacja 5, to czekają na nas jeszcze dwa sezony G4. I tu wyciekło naprawdę sporo, bo aż osiem odcinków. Zdążyłam zobaczyć je wszystkie. Nie będę mówić, co się w nich znajdowało i jak oceniam je z osobna, bo nie chcę psuć rozrywki tym, którzy takiej szansy nie mieli bądź czekali na emisję wersji ukończonej, bowiem wyciekom brakowało muzyki i dźwięków tła. Poza tym wszystko było z nimi w porządku.</text:p>
      <text:p text:style-name="P1">Sezon ósmy jest inny i to zupełnie inny niż poprzednie, choć powiedziałabym, że w zasadzie jest kontynuacją zmian, które powoli wprowadzał dobrze odebrany przez fanów sezon siódmy. Ma zupełnie inny klimat, dużo nowości i nowych postaci. Również nie zaniedbuje starych bohaterów i rozwija ich w fajny sposób. Jak dla mnie ta świeżość jest bardzo na plus, bo przez ostatnie sezony twórcom często brakowało pomysłów i ciągle serwowali to samo czy odcinki wprost nudne. Oczywiście zdarzały się wyjątki, no i wprowadzono duet Starlight &amp; Trixie, ale wciąż to wszystko zdawało się takie pozbawione wizji i pomysłu.</text:p>
      <text:p text:style-name="P1">Większość z tych ośmiu odcinków była bardzo dobra. Uważam, że to wystarczająca próba, by nastawić się na to, że dostaniemy coś dobrego. Przede wszystkim – w końcu ktoś chwycił za stery i uporządkował ten chaos oraz pewnych bohaterów, którzy wcześniej byli na doczepkę. Naprawdę cieszę się, że takie postacie, które dotąd przewijały się gdzieś na drugim planie, dostają swoje pięć minut. Oczywiście znajdzie się też parę rażących rzeczy, ale mimo wszystko całość prezentuje się świetnie.</text:p>
      <text:p text:style-name="P1">Dodatkowo wyciekła też lista, która zawiera krótkie opisy wszystkich odcinków, więc wiem już, co wydarzy się w pozostałych odcinkach. Powiem tak: będzie bombowo. Dziwnie, może trochę pod fanów, ale bombowo. Lista jest prawdziwa, bo zgadza się z resztą wycieków. Cóż, nie mogę się już doczekać, aż ten sezon pojawi się w telewizji, bo chętnie zobaczę wszystko jeszcze raz, ale z pełnym dźwiękiem. Nie mówiąc o tym, co nie wyciekło.</text:p>
      <text:p text:style-name="P1">Czy polecam zapoznanie się z tymi materiałami? I tak, i nie. Tak, ponieważ są fajne, ciekawe i mogą zwiększyć Wasz entuzjazm odnośnie tego, co przyjdzie. A czemu nie? Cóż, pochodzą z kradzieży. Oczywiście widziało je jakieś pół Internetu, a odcinków na Dailymotion czy innym Sparkle Subs bynajmniej nie umieściło Hasbro, ale... Moralność jest względna. Tę decyzję zostawiam już Wam. Odcinki zdjęto i raczej już ich nie zobaczycie, ale streszczenie sezonu oraz prezentacja Hasbro i projekty nowego Mane 6 wciąż krążą w wielu miejscach.</text:p>
      <text:p text:style-name="P1"/>
      <text:p text:style-name="P1">Obrazki:</text:p>
      <text:p text:style-name="P1"><text:a xlink:type="simple" xlink:href="https://1jaz.deviantart.com/art/Flint-v6-724811566" text:style-name="Internet_20_link" text:visited-style-name="Visited_20_Internet_20_Link"><text:span text:style-name="T1">https://1jaz.deviantart.com/art/Flint-v6-724811566</text:span></text:a></text:p>
      <text:p text:style-name="P1"><text:a xlink:type="simple" xlink:href="https://cahandariella.deviantart.com/art/Study-Time-718956771" text:style-name="Internet_20_link" text:visited-style-name="Visited_20_Internet_20_Link"><text:span text:style-name="T1">https://cahandariella.deviantart.com/art/Study-Time-718956771</text:span></text:a></text:p>
      <text:p text:style-name="P1">https://ashley-arctic-fox.deviantart.com/art/Rarity-Halloween-2017-72302324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7" meta:word-count="864" meta:character-count="5679" meta:non-whitespace-character-count="4829"/>
    <meta:generator>LibreOfficeDev/5.1.0.3$Linux_X86_64 LibreOffice_project/</meta:generator>
  </office:meta>
</office:document-meta>
</file>